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 cuerpo" svg:font-family="'Calibri cuerp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1.939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1.785cm"/>
    </style:style>
    <style:style style:name="co8" style:family="table-column">
      <style:table-column-properties fo:break-before="auto" style:column-width="2.24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185cm" fo:break-before="auto" style:use-optimal-row-height="false"/>
    </style:style>
    <style:style style:name="ta1" style:family="table" style:master-page-name="PageStyle_5f_Presupuesto">
      <style:table-properties table:display="true" style:writing-mode="lr-tb"/>
    </style:style>
    <style:style style:name="ce1" style:family="table-cell" style:parent-style-name="Normal_20_2">
      <style:table-cell-properties style:rotation-align="none"/>
    </style:style>
    <style:style style:name="ce2" style:family="table-cell" style:parent-style-name="Normal_20_2">
      <style:table-cell-properties style:cell-protect="none" style:print-content="true" style:rotation-align="none"/>
    </style:style>
    <style:style style:name="ce3" style:family="table-cell" style:parent-style-name="Default">
      <style:table-cell-properties fo:background-color="#8745ec" style:rotation-align="none"/>
    </style:style>
    <style:style style:name="ce4" style:family="table-cell" style:parent-style-name="Default">
      <style:table-cell-properties fo:background-color="#8745e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cuerpo" fo:font-size="20pt" fo:font-style="normal" fo:text-shadow="none" style:text-underline-style="none" fo:font-weight="normal" style:font-size-asian="20pt" style:font-style-asian="normal" style:font-weight-asian="normal" style:font-name-complex="Calibri cuerpo" style:font-size-complex="20pt" style:font-style-complex="normal" style:font-weight-complex="normal"/>
    </style:style>
    <style:style style:name="ce19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" style:family="table-cell" style:parent-style-name="Default">
      <style:table-cell-properties fo:border-bottom="1.76pt solid 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4bd8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Normal_20_2">
      <style:table-cell-properties style:diagonal-bl-tr="none" style:diagonal-tl-br="none" style:text-align-source="fix" style:repeat-content="false" fo:wrap-option="no-wrap" fo:border="1.76pt solid #f2f2f2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8745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Normal_20_2">
      <style:table-cell-properties fo:border-bottom="none" style:text-align-source="fix" style:repeat-content="false" fo:wrap-option="no-wrap" fo:border-left="none" style:direction="ltr" fo:border-right="1.76pt solid #f2f2f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40404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Normal_20_2" style:data-style-name="N146">
      <style:table-cell-properties fo:border-bottom="1.76pt solid 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Normal_20_2">
      <style:table-cell-properties fo:border-bottom="1.76pt solid #f2f2f2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Normal_20_2" style:data-style-name="N146">
      <style:table-cell-properties fo:border-bottom="1.76pt solid #f2f2f2" style:diagonal-bl-tr="none" style:diagonal-tl-br="none" style:text-align-source="fix" style:repeat-content="false" fo:wrap-option="no-wrap" fo:border-left="1.76pt solid #f2f2f2" style:direction="ltr" fo:border-right="none" style:rotation-angle="0" style:rotation-align="none" style:shrink-to-fit="false" fo:border-top="1.76pt solid #f2f2f2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Normal_20_2" style:data-style-name="N144">
      <style:table-cell-properties style:diagonal-bl-tr="none" style:diagonal-tl-br="none" style:text-align-source="fix" style:repeat-content="false" fo:wrap-option="no-wrap" fo:border="1.76pt solid #f2f2f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>
      <style:table-cell-properties fo:border-bottom="none" fo:background-color="#f8f3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8f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8745e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4" style:family="table-cell" style:parent-style-name="Default">
      <style:table-cell-properties fo:background-color="#8745e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35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Normal_20_2" style:data-style-name="N146">
      <style:table-cell-properties fo:border-bottom="1.76pt solid #f2f2f2" style:diagonal-bl-tr="none" style:diagonal-tl-br="none" style:text-align-source="fix" style:repeat-content="false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f2f2f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Excel_20_Built-in_20_Percent">
      <style:table-cell-properties fo:border-bottom="1.76pt solid #f2f2f2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Normal_20_2">
      <style:table-cell-properties fo:border-bottom="1.76pt solid #f2f2f2" fo:background-color="#f2f2f2" style:diagonal-bl-tr="none" style:diagonal-tl-br="none" style:text-align-source="fix" style:repeat-content="false" fo:wrap-option="no-wrap" fo:border-left="1.76pt solid #ffffff" style:direction="ltr" fo:border-right="1.76pt solid #f2f2f2" style:rotation-angle="0" style:rotation-align="none" style:shrink-to-fit="false" fo:border-top="1.76pt solid #f2f2f2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Normal_20_2" style:data-style-name="N110">
      <style:table-cell-properties style:diagonal-bl-tr="none" style:diagonal-tl-br="none" style:text-align-source="fix" style:repeat-content="false" fo:wrap-option="no-wrap" fo:border="1.76pt solid #f2f2f2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3" style:family="table-cell" style:parent-style-name="Normal_20_2" style:data-style-name="N148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14bd88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upuesto" table:style-name="ta1" table:print-ranges="Presupuesto.B5:Presupuesto.I40">
        <office:forms form:automatic-focus="false" form:apply-design-mode="false"/>
        <table:shapes>
          <draw:custom-shape draw:z-index="0" draw:name="TextBox 12" draw:style-name="gr1" draw:text-style-name="P2" svg:width="15.556cm" svg:height="2.047cm" svg:x="0.974cm" svg:y="0.555cm">
            <text:p text:style-name="P1"><text:span text:style-name="T1">Presupuesto Sistema Integral de Clien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6" table:default-cell-style-name="ce1"/>
        <table:table-column table:style-name="co8" table:number-columns-repeated="77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table:number-columns-repeated="13"/>
          <table:table-cell table:number-columns-repeated="101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" office:value-type="string" calcext:value-type="string" table:number-columns-spanned="6" table:number-rows-spanned="1">
            <text:p>Presupuesto Sistema Integral de Clientes (SIC)</text:p>
          </table:table-cell>
          <table:covered-table-cell table:number-columns-repeated="5" table:style-name="ce16"/>
          <table:table-cell table:number-columns-repeated="1016"/>
        </table:table-row>
        <table:table-row table:style-name="ro6">
          <table:table-cell table:number-columns-repeated="2"/>
          <table:table-cell table:style-name="ce5" table:number-columns-repeated="6"/>
          <table:table-cell table:number-columns-repeated="1016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3" table:number-rows-spanned="1">
            <text:p>Datos Empresa: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Datos cliente:</text:p>
          </table:table-cell>
          <table:covered-table-cell table:style-name="ce35"/>
          <table:covered-table-cell table:style-name="ce40"/>
          <table:table-cell table:number-columns-repeated="1016"/>
        </table:table-row>
        <table:table-row table:style-name="ro7">
          <table:table-cell table:number-columns-repeated="2"/>
          <table:table-cell table:style-name="ce7" office:value-type="string" calcext:value-type="string">
            <text:p>Nombre:</text:p>
          </table:table-cell>
          <table:table-cell table:style-name="ce51" office:value-type="string" calcext:value-type="string" table:number-columns-spanned="2" table:number-rows-spanned="1">
            <text:p>Florentino Ameghino</text:p>
          </table:table-cell>
          <table:covered-table-cell table:style-name="ce51"/>
          <table:table-cell table:style-name="ce7" office:value-type="string" calcext:value-type="string">
            <text:p>Nombre:</text:p>
          </table:table-cell>
          <table:table-cell table:style-name="ce51" office:value-type="string" calcext:value-type="string" table:number-columns-spanned="2" table:number-rows-spanned="1">
            <text:p>Julieta García Da Rosa</text:p>
          </table:table-cell>
          <table:covered-table-cell table:style-name="ce51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7">
          <table:table-cell table:number-columns-repeated="2"/>
          <table:table-cell table:style-name="ce8" office:value-type="string" calcext:value-type="string">
            <text:p>Dirección:</text:p>
          </table:table-cell>
          <table:table-cell table:style-name="ce18" office:value-type="string" calcext:value-type="string" table:number-columns-spanned="2" table:number-rows-spanned="1">
            <text:p>Calle 138 N° 1827</text:p>
          </table:table-cell>
          <table:covered-table-cell table:style-name="ce24"/>
          <table:table-cell table:style-name="ce8" office:value-type="string" calcext:value-type="string">
            <text:p>Dirección:</text:p>
          </table:table-cell>
          <table:table-cell table:style-name="ce18" office:value-type="string" calcext:value-type="string" table:number-columns-spanned="2" table:number-rows-spanned="1">
            <text:p>Calle 135 2173</text:p>
          </table:table-cell>
          <table:covered-table-cell table:style-name="ce24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7">
          <table:table-cell table:number-columns-repeated="2"/>
          <table:table-cell table:style-name="ce9" office:value-type="string" calcext:value-type="string">
            <text:p>Teléfono:</text:p>
          </table:table-cell>
          <table:table-cell table:style-name="ce53" office:value-type="string" calcext:value-type="string" table:number-columns-spanned="2" table:number-rows-spanned="1">
            <text:p>555-3211</text:p>
          </table:table-cell>
          <table:covered-table-cell table:style-name="ce53"/>
          <table:table-cell table:style-name="ce9" office:value-type="string" calcext:value-type="string">
            <text:p>Teléfono:</text:p>
          </table:table-cell>
          <table:table-cell table:style-name="ce53" office:value-type="string" calcext:value-type="string" table:number-columns-spanned="2" table:number-rows-spanned="1">
            <text:p>555-1111</text:p>
          </table:table-cell>
          <table:covered-table-cell table:style-name="ce53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8">
          <table:table-cell table:number-columns-repeated="2"/>
          <table:table-cell table:style-name="ce10" table:number-columns-repeated="2"/>
          <table:table-cell table:style-name="ce25"/>
          <table:table-cell table:style-name="ce10" table:number-columns-repeated="3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9">
          <table:table-cell table:number-columns-repeated="2"/>
          <table:table-cell table:style-name="ce11" office:value-type="string" calcext:value-type="string">
            <text:p>Fecha presupuesto:</text:p>
          </table:table-cell>
          <table:table-cell table:style-name="ce20"/>
          <table:table-cell table:style-name="ce26" table:formula="of:=TODAY()" office:value-type="date" office:date-value="2022-08-30" calcext:value-type="date">
            <text:p>30-08-2022</text:p>
          </table:table-cell>
          <table:table-cell table:style-name="ce29" office:value-type="string" calcext:value-type="string">
            <text:p>Validez: </text:p>
          </table:table-cell>
          <table:table-cell table:style-name="ce36" office:value-type="date" office:date-value="2022-08-30" calcext:value-type="date" table:number-columns-spanned="2" table:number-rows-spanned="1">
            <text:p>30-08-2022</text:p>
          </table:table-cell>
          <table:covered-table-cell table:style-name="ce36"/>
          <table:table-cell table:number-columns-repeated="2"/>
          <table:table-cell table:style-name="ce2" table:number-columns-repeated="5"/>
          <table:table-cell table:number-columns-repeated="1009"/>
        </table:table-row>
        <table:table-row table:style-name="ro10"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DESCRIPCIÓN</text:p>
          </table:table-cell>
          <table:covered-table-cell table:style-name="ce21"/>
          <table:covered-table-cell table:style-name="ce27"/>
          <table:table-cell table:style-name="ce30" office:value-type="string" calcext:value-type="string">
            <text:p>PRECIO</text:p>
          </table:table-cell>
          <table:table-cell table:style-name="ce37" office:value-type="string" calcext:value-type="string">
            <text:p>% DTO.</text:p>
          </table:table-cell>
          <table:table-cell table:style-name="ce41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levamiento de Información</text:p>
          </table:table-cell>
          <table:covered-table-cell table:style-name="ce56"/>
          <table:covered-table-cell table:style-name="ce61"/>
          <table:table-cell table:style-name="ce31" office:value-type="float" office:value="16000" calcext:value-type="float">
            <text:p>$ 16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6]&lt;&gt;&quot;&quot;;[.F16]-([.F16]*[.G16]);[.F16])" office:value-type="float" office:value="16000" calcext:value-type="float">
            <text:p><text:s/>$ 16.000,00 </text:p>
          </table:table-cell>
          <table:table-cell table:style-name="ce2" table:number-columns-repeated="4"/>
          <table:table-cell table:style-name="ce44"/>
          <table:table-cell table:style-name="ce45" table:number-columns-spanned="2" table:number-rows-spanned="1"/>
          <table:covered-table-cell table:style-name="ce46"/>
          <table:table-cell table:style-name="ce2" table:number-columns-repeated="1009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Planeamiento del Sistema</text:p>
          </table:table-cell>
          <table:covered-table-cell table:style-name="ce56"/>
          <table:covered-table-cell table:style-name="ce61"/>
          <table:table-cell table:style-name="ce31" office:value-type="float" office:value="21000" calcext:value-type="float">
            <text:p>$ 21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7]&lt;&gt;&quot;&quot;;[.F17]-([.F17]*[.G17]);[.F17])" office:value-type="float" office:value="21000" calcext:value-type="float">
            <text:p><text:s/>$ 21.000,00 </text:p>
          </table:table-cell>
          <table:table-cell table:style-name="ce2" table:number-columns-repeated="4"/>
          <table:table-cell table:style-name="ce44"/>
          <table:table-cell table:style-name="ce45" table:number-columns-spanned="2" table:number-rows-spanned="1"/>
          <table:covered-table-cell table:style-name="ce46"/>
          <table:table-cell table:style-name="ce2" table:number-columns-repeated="1009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Diseño del sistema</text:p>
          </table:table-cell>
          <table:covered-table-cell table:style-name="ce56"/>
          <table:covered-table-cell table:style-name="ce61"/>
          <table:table-cell table:style-name="ce31" office:value-type="float" office:value="22000" calcext:value-type="float">
            <text:p>$ 22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8]&lt;&gt;&quot;&quot;;[.F18]-([.F18]*[.G18]);[.F18])" office:value-type="float" office:value="22000" calcext:value-type="float">
            <text:p><text:s/>$ 22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Creación de la base de datos</text:p>
          </table:table-cell>
          <table:covered-table-cell table:style-name="ce56"/>
          <table:covered-table-cell table:style-name="ce61"/>
          <table:table-cell table:style-name="ce31" office:value-type="float" office:value="20000" calcext:value-type="float">
            <text:p>$ 20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19]&lt;&gt;&quot;&quot;;[.F19]-([.F19]*[.G19]);[.F19])" office:value-type="float" office:value="20000" calcext:value-type="float">
            <text:p><text:s/>$ 20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Desarrollo del sistema</text:p>
          </table:table-cell>
          <table:covered-table-cell table:style-name="ce56"/>
          <table:covered-table-cell table:style-name="ce61"/>
          <table:table-cell table:style-name="ce31" office:value-type="float" office:value="22000" calcext:value-type="float">
            <text:p>$ 22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0]&lt;&gt;&quot;&quot;;[.F20]-([.F20]*[.G20]);[.F20])" office:value-type="float" office:value="22000" calcext:value-type="float">
            <text:p><text:s/>$ 22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Soporte Post Venta (3 Meses)</text:p>
          </table:table-cell>
          <table:covered-table-cell table:style-name="ce56"/>
          <table:covered-table-cell table:style-name="ce61"/>
          <table:table-cell table:style-name="ce31" office:value-type="float" office:value="27400" calcext:value-type="float">
            <text:p>$ 27.4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1]&lt;&gt;&quot;&quot;;[.F21]-([.F21]*[.G21]);[.F21])" office:value-type="float" office:value="27400" calcext:value-type="float">
            <text:p><text:s/>$ 27.4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Capacitación</text:p>
          </table:table-cell>
          <table:covered-table-cell table:style-name="ce56"/>
          <table:covered-table-cell table:style-name="ce61"/>
          <table:table-cell table:style-name="ce31" office:value-type="float" office:value="12000" calcext:value-type="float">
            <text:p>$ 12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2]&lt;&gt;&quot;&quot;;[.F22]-([.F22]*[.G22]);[.F22])" office:value-type="float" office:value="12000" calcext:value-type="float">
            <text:p><text:s/>$ 12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17/4/22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3]&lt;&gt;&quot;&quot;;[.F23]-([.F23]*[.G23]);[.F23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21/5/22 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4]&lt;&gt;&quot;&quot;;[.F24]-([.F24]*[.G24]);[.F24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17/6/22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5]&lt;&gt;&quot;&quot;;[.F25]-([.F25]*[.G25]);[.F25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15/7/22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6]&lt;&gt;&quot;&quot;;[.F26]-([.F26]*[.G26]);[.F26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17/8/22</text:p>
          </table:table-cell>
          <table:covered-table-cell table:style-name="ce56"/>
          <table:covered-table-cell table:style-name="ce61"/>
          <table:table-cell table:style-name="ce31" office:value-type="float" office:value="8000" calcext:value-type="float">
            <text:p>$ 8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27]&lt;&gt;&quot;&quot;;[.F27]-([.F27]*[.G27]);[.F27])" office:value-type="float" office:value="8000" calcext:value-type="float">
            <text:p><text:s/>$ 8.000,00 </text:p>
          </table:table-cell>
          <table:table-cell table:style-name="ce2" table:number-columns-repeated="1016"/>
        </table:table-row>
        <table:table-row table:style-name="ro10"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REUNIONES INESPERADAS</text:p>
          </table:table-cell>
          <table:covered-table-cell table:style-name="ce21"/>
          <table:covered-table-cell table:style-name="ce27"/>
          <table:table-cell table:style-name="ce30" office:value-type="string" calcext:value-type="string">
            <text:p>PRECIO</text:p>
          </table:table-cell>
          <table:table-cell table:style-name="ce37" office:value-type="string" calcext:value-type="string">
            <text:p>% DTO.</text:p>
          </table:table-cell>
          <table:table-cell table:style-name="ce41" office:value-type="string" calcext:value-type="string">
            <text:p>TOTAL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Inesperada 30/4/22</text:p>
          </table:table-cell>
          <table:covered-table-cell table:style-name="ce56"/>
          <table:covered-table-cell table:style-name="ce61"/>
          <table:table-cell table:style-name="ce31" office:value-type="float" office:value="5000" calcext:value-type="float">
            <text:p>$ 5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office:value-type="float" office:value="5000" calcext:value-type="float">
            <text:p><text:s/>$ 5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office:value-type="string" calcext:value-type="string" table:number-columns-spanned="3" table:number-rows-spanned="1">
            <text:p>Reunión Inesperada 31/8/22</text:p>
          </table:table-cell>
          <table:covered-table-cell table:style-name="ce56"/>
          <table:covered-table-cell table:style-name="ce61"/>
          <table:table-cell table:style-name="ce31" office:value-type="float" office:value="5000" calcext:value-type="float">
            <text:p>$ 5.000,00</text:p>
          </table:table-cell>
          <table:table-cell table:style-name="ce38" office:value-type="percentage" office:value="0" calcext:value-type="percentage">
            <text:p>0 %</text:p>
          </table:table-cell>
          <table:table-cell table:style-name="ce42" table:formula="of:=IF([.G30]&lt;&gt;&quot;&quot;;[.F30]-([.F30]*[.G30]);[.F30])" office:value-type="float" office:value="5000" calcext:value-type="float">
            <text:p><text:s/>$ 5.000,00 </text:p>
          </table:table-cell>
          <table:table-cell table:style-name="ce2" table:number-columns-repeated="1016"/>
        </table:table-row>
        <table:table-row table:style-name="ro7">
          <table:table-cell table:style-name="ce2" table:number-columns-repeated="2"/>
          <table:table-cell table:style-name="ce49" table:number-columns-spanned="3" table:number-rows-spanned="1"/>
          <table:covered-table-cell table:style-name="ce56"/>
          <table:covered-table-cell table:style-name="ce61"/>
          <table:table-cell table:style-name="ce31"/>
          <table:table-cell table:style-name="ce38"/>
          <table:table-cell table:style-name="ce42" table:formula="of:=IF([.G31]&lt;&gt;&quot;&quot;;[.F31]-([.F31]*[.G31]);[.F31])" office:value-type="float" office:value="0" calcext:value-type="float">
            <text:p><text:s/>$ - </text:p>
          </table:table-cell>
          <table:table-cell table:style-name="ce2" table:number-columns-repeated="1016"/>
        </table:table-row>
        <table:table-row table:style-name="ro11">
          <table:table-cell table:style-name="ce2" table:number-columns-repeated="2"/>
          <table:table-cell table:number-columns-repeated="3"/>
          <table:table-cell table:style-name="ce65" office:value-type="string" calcext:value-type="string" table:number-columns-spanned="2" table:number-rows-spanned="1">
            <text:p>TOTAL BRUTO</text:p>
          </table:table-cell>
          <table:covered-table-cell table:style-name="ce65"/>
          <table:table-cell table:style-name="ce43" table:formula="of:=SUM([.H16:.H30])" office:value-type="float" office:value="190400" calcext:value-type="float">
            <text:p>$190.400 </text:p>
          </table:table-cell>
          <table:table-cell table:style-name="ce2" table:number-columns-repeated="1016"/>
        </table:table-row>
        <table:table-row table:style-name="ro11">
          <table:table-cell table:style-name="ce2" table:number-columns-repeated="2"/>
          <table:table-cell table:number-columns-repeated="3"/>
          <table:table-cell table:style-name="ce33" office:value-type="string" calcext:value-type="string">
            <text:p>I.V.A. %</text:p>
          </table:table-cell>
          <table:table-cell table:style-name="ce39" office:value-type="percentage" office:value="0.21" calcext:value-type="percentage">
            <text:p>21 %</text:p>
          </table:table-cell>
          <table:table-cell table:style-name="ce43" table:formula="of:=[.H32]*[.G33]" office:value-type="float" office:value="39984" calcext:value-type="float">
            <text:p>$39.984 </text:p>
          </table:table-cell>
          <table:table-cell table:style-name="ce2" table:number-columns-repeated="1016"/>
        </table:table-row>
        <table:table-row table:style-name="ro12">
          <table:table-cell table:style-name="ce2" table:number-columns-repeated="2"/>
          <table:table-cell table:number-columns-repeated="6"/>
          <table:table-cell table:style-name="ce2" table:number-columns-repeated="1016"/>
        </table:table-row>
        <table:table-row table:style-name="ro11">
          <table:table-cell table:style-name="ce2" table:number-columns-repeated="2"/>
          <table:table-cell table:number-columns-repeated="3"/>
          <table:table-cell table:style-name="ce34" office:value-type="string" calcext:value-type="string">
            <text:p>TOTAL</text:p>
          </table:table-cell>
          <table:table-cell table:style-name="ce34"/>
          <table:table-cell table:style-name="ce43" table:formula="of:=[.H32]+[.H33]" office:value-type="float" office:value="230384" calcext:value-type="float">
            <text:p>$230.384 </text:p>
          </table:table-cell>
          <table:table-cell table:style-name="ce2" table:number-columns-repeated="1016"/>
        </table:table-row>
        <table:table-row table:style-name="ro9" table:number-rows-repeated="2">
          <table:table-cell table:style-name="ce2" table:number-columns-repeated="2"/>
          <table:table-cell table:number-columns-repeated="6"/>
          <table:table-cell table:style-name="ce2" table:number-columns-repeated="1016"/>
        </table:table-row>
        <table:table-row table:style-name="ro13">
          <table:table-cell table:number-columns-repeated="1024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 cuerpo" svg:font-family="'Calibri cuerp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number:currency-symbol/>
      <number:text> -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currency-symbol/>
      <number:text> </number:text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text>$ </number:text>
      <number:number number:decimal-places="2" number:min-decimal-places="2" number:min-integer-digits="1" number:grouping="true"/>
    </number:number-style>
    <number:date-style style:name="N146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146">
      <number:text-content/>
      <style:map style:condition="value()&lt;=1.7976931348623157E+308" style:apply-style-name="N146P0"/>
    </number:text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1:53:47.8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YUDA" style:display-name="PageStyle_AYUD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lle_20_de_20_Presupuesto" style:display-name="PageStyle_Detalle de Presupues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uesto" style:display-name="PageStyle_Presupuesto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lanilla Excel</meta:initial-creator>
    <meta:print-date>2020-12-04T15:26:24</meta:print-date>
    <meta:creation-date>2020-01-24T20:29:15</meta:creation-date>
    <dc:date>2022-08-30T12:00:19.747000000</dc:date>
    <meta:generator>LibreOffice/7.3.1.3$Windows_X86_64 LibreOffice_project/a69ca51ded25f3eefd52d7bf9a5fad8c90b87951</meta:generator>
    <meta:editing-duration>PT9M39S</meta:editing-duration>
    <meta:editing-cycles>4</meta:editing-cycles>
    <meta:document-statistic meta:table-count="1" meta:cell-count="91" meta:object-count="1"/>
    <meta:user-defined meta:name="AppVersion">16.0300</meta:user-defined>
  </office:meta>
</office:document-meta>
</file>